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微软雅黑1" svg:font-family="微软雅黑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objectwithoutfill">
      <style:graphic-properties draw:marker-start="Arrow" draw:marker-end="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gr6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727cm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018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text-position="-33% 58%" style:font-name="Liberation Sans3" style:font-name-asian="Liberation Sans3" style:font-name-complex="Liberation Sans3"/>
    </style:style>
    <style:style style:name="T3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4cm" svg:height="1.5cm" svg:x="6.5cm" svg:y="12.2cm">
          <draw:text-box>
            <text:p><text:span text:style-name="T1">μ</text:span><text:span text:style-name="T2">sc</text:span></text:p>
          </draw:text-box>
        </draw:frame>
        <draw:line draw:style-name="gr2" draw:text-style-name="P2" draw:layer="layout" svg:x1="8.3cm" svg:y1="3.5cm" svg:x2="8.3cm" svg:y2="15.8cm">
          <text:p/>
        </draw:line>
        <draw:line draw:style-name="gr3" draw:text-style-name="P2" draw:layer="layout" svg:x1="11.6cm" svg:y1="13.6cm" svg:x2="18.201cm" svg:y2="13.568cm">
          <text:p/>
        </draw:line>
        <draw:line draw:style-name="gr4" draw:text-style-name="P2" draw:layer="layout" svg:x1="7.5cm" svg:y1="15.2cm" svg:x2="21.8cm" svg:y2="15.1cm">
          <text:p/>
        </draw:line>
        <draw:frame draw:style-name="gr5" draw:text-style-name="P1" draw:layer="layout" svg:width="1.1cm" svg:height="1.2cm" svg:x="21.6cm" svg:y="15cm">
          <draw:text-box>
            <text:p>z</text:p>
          </draw:text-box>
        </draw:frame>
        <draw:frame draw:style-name="gr1" draw:text-style-name="P1" draw:layer="layout" svg:width="1.4cm" svg:height="1.5cm" svg:x="7.4cm" svg:y="3.1cm">
          <draw:text-box>
            <text:p>E</text:p>
          </draw:text-box>
        </draw:frame>
        <draw:line draw:style-name="gr6" draw:text-style-name="P2" draw:layer="layout" svg:x1="7.4cm" svg:y1="12.7cm" svg:x2="18.3cm" svg:y2="12.677cm">
          <text:p/>
        </draw:line>
        <draw:frame draw:style-name="gr7" draw:text-style-name="P1" draw:layer="layout" svg:width="2.1cm" svg:height="1.977cm" svg:x="18.5cm" svg:y="12.2cm">
          <draw:text-box>
            <text:p><text:span text:style-name="T1">μ</text:span><text:span text:style-name="T2">bulk</text:span></text:p>
          </draw:text-box>
        </draw:frame>
        <draw:ellipse draw:style-name="gr8" draw:text-style-name="P3" draw:layer="layout" svg:width="7.54cm" svg:height="13.182cm" svg:x="8.3cm" svg:y="0.418cm" draw:kind="arc" draw:start-angle="180.79" draw:end-angle="270.44">
          <text:p/>
        </draw:ellipse>
        <draw:line draw:style-name="gr3" draw:text-style-name="P2" draw:layer="layout" svg:x1="11.6cm" svg:y1="13.6cm" svg:x2="18.201cm" svg:y2="13.568cm">
          <text:p/>
        </draw:line>
        <draw:frame draw:style-name="gr9" draw:text-style-name="P1" draw:layer="layout" svg:width="1.5cm" svg:height="1.268cm" svg:x="18.6cm" svg:y="13.132cm">
          <draw:text-box>
            <text:p>E<text:span text:style-name="T3">D</text:span></text:p>
          </draw:text-box>
        </draw:frame>
        <draw:line draw:style-name="gr3" draw:text-style-name="P2" draw:layer="layout" svg:x1="8.001cm" svg:y1="7.201cm" svg:x2="8.401cm" svg:y2="7.201cm">
          <text:p/>
        </draw:line>
        <draw:line draw:style-name="gr3" draw:text-style-name="P2" draw:layer="layout" svg:x1="8cm" svg:y1="4.226cm" svg:x2="8.4cm" svg:y2="4.226cm">
          <text:p/>
        </draw:line>
        <draw:line draw:style-name="gr3" draw:text-style-name="P2" draw:layer="layout" svg:x1="7.802cm" svg:y1="7.193cm" svg:x2="8.402cm" svg:y2="7.193cm">
          <text:p/>
        </draw:line>
        <draw:line draw:style-name="gr3" draw:text-style-name="P2" draw:layer="layout" svg:x1="7.802cm" svg:y1="7.193cm" svg:x2="8.402cm" svg:y2="7.193cm">
          <text:p/>
        </draw:line>
        <draw:line draw:style-name="gr3" draw:text-style-name="P2" draw:layer="layout" svg:x1="8.001cm" svg:y1="4.227cm" svg:x2="8.401cm" svg:y2="4.227cm">
          <text:p/>
        </draw:line>
        <draw:frame draw:style-name="gr1" draw:text-style-name="P1" draw:layer="layout" svg:width="1.7cm" svg:height="1.5cm" svg:x="19.5cm" svg:y="10cm">
          <draw:text-box>
            <text:p>B</text:p>
          </draw:text-box>
        </draw:frame>
        <draw:ellipse draw:style-name="gr8" draw:text-style-name="P3" draw:layer="layout" svg:width="8.136cm" svg:height="18.658cm" svg:x="8.3cm" svg:y="-5.058cm" draw:kind="arc" draw:start-angle="180.79" draw:end-angle="270.44">
          <text:p/>
        </draw:ellipse>
        <draw:ellipse draw:style-name="gr8" draw:text-style-name="P3" draw:layer="layout" svg:width="7.54cm" svg:height="5.678cm" svg:x="8.301cm" svg:y="7.922cm" draw:kind="arc" draw:start-angle="180.79" draw:end-angle="270.44">
          <text:p/>
        </draw:ellipse>
        <draw:line draw:style-name="gr3" draw:text-style-name="P2" draw:layer="layout" svg:x1="7.802cm" svg:y1="10.893cm" svg:x2="8.402cm" svg:y2="10.893cm">
          <text:p/>
        </draw:line>
        <draw:frame draw:style-name="gr7" draw:text-style-name="P1" draw:layer="layout" svg:width="3.2cm" svg:height="1.977cm" svg:x="6.2cm" svg:y="3.6cm">
          <draw:text-box>
            <text:p>E<text:span text:style-name="T3">DS-O</text:span></text:p>
          </draw:text-box>
        </draw:frame>
        <draw:frame draw:style-name="gr7" draw:text-style-name="P1" draw:layer="layout" svg:width="3.2cm" svg:height="1.977cm" svg:x="6.1cm" svg:y="6.601cm">
          <draw:text-box>
            <text:p>E<text:span text:style-name="T3">DS-none</text:span></text:p>
          </draw:text-box>
        </draw:frame>
        <draw:frame draw:style-name="gr7" draw:text-style-name="P1" draw:layer="layout" svg:width="3.2cm" svg:height="1.977cm" svg:x="6.1cm" svg:y="10.102cm">
          <draw:text-box>
            <text:p>E<text:span text:style-name="T3">DS-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微软雅黑1" svg:font-family="微软雅黑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6T21:36:22.685000000</meta:creation-date>
    <meta:editing-duration>PT2H26M57S</meta:editing-duration>
    <meta:editing-cycles>5</meta:editing-cycles>
    <meta:generator>LibreOffice/5.1.5.2$Windows_x86 LibreOffice_project/7a864d8825610a8c07cfc3bc01dd4fce6a9447e5</meta:generator>
    <dc:date>2016-10-11T17:13:20.796000000</dc:date>
    <meta:document-statistic meta:object-count="23"/>
  </office:meta>
</office:document-meta>
</file>